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46.16mm" svg:y="1mm">
            <draw:object draw:notify-on-update-of-ranges="Лист1.B1:Лист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67.46mm" svg:y="109.97mm">
            <draw:object draw:notify-on-update-of-ranges="Лист1.B27:Лист1.B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65186" calcext:value-type="float">
            <text:p>0,065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64272" calcext:value-type="float">
            <text:p>0,26427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579361" calcext:value-type="float">
            <text:p>0,57936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68801" calcext:value-type="float">
            <text:p>0,6880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727779" calcext:value-type="float">
            <text:p>0,72777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033771" calcext:value-type="float">
            <text:p>1,03377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340988" calcext:value-type="float">
            <text:p>1,34098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771732" calcext:value-type="float">
            <text:p>1,77173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.326926" calcext:value-type="float">
            <text:p>2,32692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626299" calcext:value-type="float">
            <text:p>2,626299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.20066" calcext:value-type="float">
            <text:p>3,2006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.892624" calcext:value-type="float">
            <text:p>3,892624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4.482506" calcext:value-type="float">
            <text:p>4,48250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.175525" calcext:value-type="float">
            <text:p>5,1755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.333516" calcext:value-type="float">
            <text:p>7,33351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9.746082" calcext:value-type="float">
            <text:p>9,74608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7.968912" calcext:value-type="float">
            <text:p>7,96891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.875766" calcext:value-type="float">
            <text:p>8,875766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9.848631" calcext:value-type="float">
            <text:p>9,84863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.769123" calcext:value-type="float">
            <text:p>10,769123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.982641" calcext:value-type="float">
            <text:p>10,98264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44.57615" calcext:value-type="float">
            <text:p>44,5761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99.515359" calcext:value-type="float">
            <text:p>99,5153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5:06:31.253340273</meta:creation-date>
    <dc:date>2020-05-23T15:10:56.383396263</dc:date>
    <meta:editing-duration>PT4M27S</meta:editing-duration>
    <meta:editing-cycles>1</meta:editing-cycles>
    <meta:document-statistic meta:table-count="1" meta:cell-count="46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Лист1.B1:Лист1.B20" svg:x="0.32cm" svg:y="0.18cm" svg:width="12.323cm" svg:height="8.64cm">
          <chartooo:coordinate-region svg:x="0.756cm" svg:y="0.379cm" svg:width="11.51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1:Лист1.B20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5186">
                <text:p>0.065186</text:p>
                <draw:g>
                  <svg:desc>Лист1.B1:Лист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4272">
                <text:p>0.264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9361">
                <text:p>0.579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801">
                <text:p>0.68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7779">
                <text:p>0.727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3771">
                <text:p>1.033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40988">
                <text:p>1.340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71732">
                <text:p>1.771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326926">
                <text:p>2.3269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26299">
                <text:p>2.626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0066">
                <text:p>3.20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92624">
                <text:p>3.892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82506">
                <text:p>4.482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75525">
                <text:p>5.175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33516">
                <text:p>7.333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46082">
                <text:p>9.746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68912">
                <text:p>7.9689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75766">
                <text:p>8.8757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848631">
                <text:p>9.8486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69123">
                <text:p>10.769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961cm" svg:y="4.203cm" style:legend-expansion="high" chart:style-name="ch2"/>
        <chart:plot-area chart:style-name="ch3" table:cell-range-address="Лист1.B27:Лист1.B29" svg:x="0.319cm" svg:y="0.18cm" svg:width="12.323cm" svg:height="8.645cm">
          <chartooo:coordinate-region svg:x="1.126cm" svg:y="0.379cm" svg:width="11.42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7:Лист1.B29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82641">
                <text:p>10.982641</text:p>
                <draw:g>
                  <svg:desc>Лист1.B27:Лист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57615">
                <text:p>44.57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15359">
                <text:p>99.515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